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d5bb6" officeooo:paragraph-rsid="000d5bb6"/>
    </style:style>
    <style:style style:name="P2" style:family="paragraph" style:parent-style-name="Title">
      <style:text-properties officeooo:rsid="000d5bb6" officeooo:paragraph-rsid="000d5bb6"/>
    </style:style>
    <style:style style:name="P3" style:family="paragraph" style:parent-style-name="Text_20_body">
      <style:text-properties officeooo:rsid="000d5bb6" officeooo:paragraph-rsid="000d5b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bliografía</text:p>
      <text:p text:style-name="P1"><text:a xlink:type="simple" xlink:href="https://linuxhint.com/install_ubuntu_virtualbox_2004/" text:style-name="Internet_20_link" text:visited-style-name="Visited_20_Internet_20_Link">https://linuxhint.com/install_ubuntu_virtualbox_2004/</text:a></text:p>
      <text:p text:style-name="P1"><text:a xlink:type="simple" xlink:href="https://support.bluestacks.com/hc/en-us/articles/115003174386-How-can-I-enable-virtualization-VT-on-my-PC-?flash_digest=3bc1a112ea56fcd696dc2abf845388e6ba0dcb2b#“3”" text:style-name="Internet_20_link" text:visited-style-name="Visited_20_Internet_20_Link">https://support.bluestacks.com/hc/en-us/articles/115003174386-How-can-I-enable-virtualization-VT-on-my-PC-?flash_digest=3bc1a112ea56fcd696dc2abf845388e6ba0dcb2b#%E2%80%9C3%E2%80%9D</text:a></text:p>
      <text:p text:style-name="P1"><text:a xlink:type="simple" xlink:href="https://linuxhint.com/virtualbox_shared_folders/" text:style-name="Internet_20_link" text:visited-style-name="Visited_20_Internet_20_Link">https://linuxhint.com/virtualbox_shared_folders/</text:a></text:p>
      <text:p text:style-name="P1"><text:a xlink:type="simple" xlink:href="https://odan.github.io/2017/10/29/accessing-your-virtualbox-guest-from-your-host-os.html" text:style-name="Internet_20_link" text:visited-style-name="Visited_20_Internet_20_Link">https://odan.github.io/2017/10/29/accessing-your-virtualbox-guest-from-your-host-os.html</text:a></text:p>
      <text:p text:style-name="P1"><text:a xlink:type="simple" xlink:href="https://linuxize.com/post/how-to-enable-ssh-on-ubuntu-18-04/" text:style-name="Internet_20_link" text:visited-style-name="Visited_20_Internet_20_Link">https://linuxize.com/post/how-to-enable-ssh-on-ubuntu-18-04/</text:a></text:p>
      <text:p text:style-name="P1"><text:a xlink:type="simple" xlink:href="https://machinelearning1.wordpress.com/2013/02/02/connect-from-windows-to-ubuntu-on-virtualbox-using-putty-through-ssh/" text:style-name="Internet_20_link" text:visited-style-name="Visited_20_Internet_20_Link">https://machinelearning1.wordpress.com/2013/02/02/connect-from-windows-to-ubuntu-on-virtualbox-using-putty-through-ssh/</text:a></text:p>
      <text:p text:style-name="P1"><text:a xlink:type="simple" xlink:href="https://askubuntu.com/questions/265982/unable-to-start-sshd" text:style-name="Internet_20_link" text:visited-style-name="Visited_20_Internet_20_Link">https://askubuntu.com/questions/265982/unable-to-start-sshd</text:a></text:p>
      <text:p text:style-name="P1"/>
      <text:p text:style-name="P1"/>
      <text:p text:style-name="P1"/>
      <text:p text:style-name="P1"><text:a xlink:type="simple" xlink:href="https://odan.github.io/2017/10/29/accessing-your-virtualbox-guest-from-your-host-os.html" text:style-name="Internet_20_link" text:visited-style-name="Visited_20_Internet_20_Link"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4T12:06:08.060000000</meta:creation-date>
    <dc:date>2020-06-08T11:18:59.187000000</dc:date>
    <meta:editing-duration>PT2H13M</meta:editing-duration>
    <meta:editing-cycles>7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8" meta:word-count="8" meta:character-count="619" meta:non-whitespace-character-count="619"/>
  </office:meta>
</office:document-meta>
</file>